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text-shadow="none"/>
    </style:style>
    <style:style style:name="P2" style:family="paragraph">
      <loext:graphic-properties draw:fill="none" draw:fill-color="#ffffff"/>
      <style:text-properties fo:color="#000000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fo:text-shadow="none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26pt" fo:text-shadow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none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fo:color="#000000" style:font-name="Segoe UI1" fo:font-size="26pt" fo:text-shadow="none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1" fo:font-size="26pt" fo:text-shadow="none" fo:font-weight="bold" style:font-name-asian="Segoe UI" style:font-size-asian="26pt" style:font-weight-asian="bold" style:font-name-complex="Segoe UI" style:font-size-complex="26pt" style:font-weight-complex="bold"/>
    </style:style>
    <style:style style:name="T6" style:family="text">
      <style:text-properties fo:color="#000000" style:font-name="Segoe UI1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style:style style:name="T7" style:family="text">
      <style:text-properties fo:color="#000000" style:font-name="Segoe UI1" fo:font-size="34pt" fo:text-shadow="none" fo:font-weight="bold" style:font-name-asian="Segoe UI" style:font-size-asian="34pt" style:font-weight-asian="bold" style:font-name-complex="Segoe UI" style:font-size-complex="34pt" style:font-weight-complex="bold"/>
    </style:style>
    <style:style style:name="T8" style:family="text">
      <style:text-properties fo:color="#000000" style:font-name="Segoe UI Semibold" fo:font-size="20pt" fo:text-shadow="none" fo:font-weight="bold" style:font-name-asian="Segoe UI" style:font-size-asian="20pt" style:font-weight-asian="bold" style:font-name-complex="Segoe U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666cm">
          <draw:text-box>
            <text:p text:style-name="P1"><text:span text:style-name="T1">Hymn #575</text:span></text:p>
            <text:p text:style-name="P1"><text:span text:style-name="T2">“</text:span><text:span text:style-name="T2">My Hope Is Built on Nothing L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4"><text:span text:style-name="T3">1. </text:span><text:span text:style-name="T4">My hope is built on nothing less</text:span><text:span text:style-name="T4"><text:line-break/></text:span><text:span text:style-name="T4">Than Jesus’ blood and righteousness;</text:span><text:span text:style-name="T4"><text:line-break/></text:span><text:span text:style-name="T4">No merit of my own I claim</text:span><text:span text:style-name="T4"><text:line-break/></text:span><text:span text:style-name="T4">But wholly lean on Jesus’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2" draw:layer="layout" svg:width="25.146cm" svg:height="3.631cm" svg:x="1.524cm" svg:y="0.254cm">
          <draw:text-box>
            <text:p text:style-name="P6"><text:span text:style-name="T5">Refrain:</text:span><text:span text:style-name="T6"> </text:span><text:span text:style-name="T4">On Christ, the solid rock, I stand;</text:span><text:span text:style-name="T4"><text:line-break/></text:span><text:span text:style-name="T4"> <text:s text:c="9"/>All other ground is sinking s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5.146cm" svg:height="7.011cm" svg:x="1.524cm" svg:y="0.762cm">
          <draw:text-box>
            <text:p text:style-name="P4"><text:span text:style-name="T3">2.</text:span><text:span text:style-name="T3"><text:tab/></text:span><text:span text:style-name="T4">When darkness veils His lovely face,</text:span><text:span text:style-name="T4"><text:line-break/></text:span><text:span text:style-name="T4">I rest on His unchanging grace;</text:span><text:span text:style-name="T4"><text:line-break/></text:span><text:span text:style-name="T4">In ev’ry high and stormy gale</text:span><text:span text:style-name="T4"><text:line-break/></text:span><text:span text:style-name="T4">My anchor holds within the ve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8" draw:layer="layout" svg:width="25.146cm" svg:height="3.631cm" svg:x="1.524cm" svg:y="0.254cm">
          <draw:text-box>
            <text:p text:style-name="P7"><text:span text:style-name="T5">Refrain:</text:span><text:span text:style-name="T6"> </text:span><text:span text:style-name="T4">On Christ, the solid rock, I stand;</text:span><text:span text:style-name="T4"><text:line-break/></text:span><text:span text:style-name="T4"> <text:s text:c="9"/>All other ground is sinking s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10" draw:layer="layout" svg:width="25.146cm" svg:height="7.011cm" svg:x="1.524cm" svg:y="0.762cm">
          <draw:text-box>
            <text:p text:style-name="P1"><text:span text:style-name="T3">3. </text:span><text:span text:style-name="T4">His oath, His covenant and blood</text:span><text:span text:style-name="T4"><text:line-break/></text:span><text:span text:style-name="T4">Support me in the raging flood;</text:span><text:span text:style-name="T4"><text:line-break/></text:span><text:span text:style-name="T4">When ev’ry earthly prop gives way,</text:span><text:span text:style-name="T4"><text:line-break/></text:span><text:span text:style-name="T4">He then is all my hope and st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8" draw:layer="layout" svg:width="25.146cm" svg:height="3.631cm" svg:x="1.524cm" svg:y="0.254cm">
          <draw:text-box>
            <text:p text:style-name="P7"><text:span text:style-name="T5">Refrain:</text:span><text:span text:style-name="T6"> </text:span><text:span text:style-name="T4">On Christ, the solid rock, I stand;</text:span><text:span text:style-name="T4"><text:line-break/></text:span><text:span text:style-name="T4"> <text:s text:c="9"/>All other ground is sinking s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5" draw:layer="layout" svg:width="25.146cm" svg:height="6.913cm" svg:x="1.524cm" svg:y="0.707cm">
          <draw:text-box>
            <text:p text:style-name="P4"><text:span text:style-name="T3">4. </text:span><text:span text:style-name="T7">When He shall come with trumpet sound,</text:span><text:span text:style-name="T4"><text:line-break/></text:span><text:span text:style-name="T4">Oh, may I then in Him be found,</text:span><text:span text:style-name="T4"><text:line-break/></text:span><text:span text:style-name="T4">Clothed in His righteousness alone,</text:span><text:span text:style-name="T4"><text:line-break/></text:span><text:span text:style-name="T4">Redeemed to stand before His thro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8" draw:layer="layout" svg:width="25.146cm" svg:height="11.331cm" svg:x="1.524cm" svg:y="0.254cm">
          <draw:text-box>
            <text:p text:style-name="P7"><text:span text:style-name="T5">Refrain:</text:span><text:span text:style-name="T6"> </text:span><text:span text:style-name="T4">On Christ, the solid rock, I stand;</text:span><text:span text:style-name="T4"><text:line-break/></text:span><text:span text:style-name="T4"> <text:s text:c="9"/>All other ground is sinking sand. 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1T09:04:53.673000000</meta:creation-date>
    <dc:title>Hymn template</dc:title>
    <meta:editing-duration>PT22M48S</meta:editing-duration>
    <meta:editing-cycles>6</meta:editing-cycles>
    <meta:generator>LibreOffice/6.0.6.2$Windows_X86_64 LibreOffice_project/0c292870b25a325b5ed35f6b45599d2ea4458e77</meta:generator>
    <meta:initial-creator>Arthur Hoch</meta:initial-creator>
    <dc:date>2018-10-04T19:09:18.590000000</dc:date>
    <meta:document-statistic meta:object-count="147"/>
    <meta:template xlink:type="simple" xlink:actuate="onRequest" xlink:title="Hymn template" xlink:href="../../AppData/Roaming/LibreOffice/4/user/template/Worship%20Templsates/Hymn%20template.otp" meta:date="2015-07-21T09:04:53.392000000"/>
  </office:meta>
</office:document-meta>
</file>